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0,640,650,22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4,179,055,27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0,692,643,373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9,655,958,842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7,062,206,67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8,394,239,474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3,309,252,921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9,258,136,129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1,819,468,691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5,162,894,380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2,194,221,468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3,170,990,616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2,482,070,360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7,683,225,959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6,141,968,16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2,482,365,321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7,120,906,91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960,538,723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875,845,986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,388,663,551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,457,979,423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5,676,487,999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1,818,007,44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6:08.775573934</dc:date>
    <meta:editing-duration>PT5H48M13S</meta:editing-duration>
    <meta:editing-cycles>149</meta:editing-cycles>
    <meta:generator>LibreOffice/7.2.6.2$Linux_X86_64 LibreOffice_project/20$Build-2</meta:generator>
    <meta:document-statistic meta:table-count="1" meta:cell-count="48" meta:object-count="0"/>
  </office:meta>
</office:document-meta>
</file>